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3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6375" table:default-cell-style-name="ce4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662310" table:style-name="ce12">
            <text:p>662.310</text:p>
          </table:table-cell>
          <table:table-cell office:value-type="float" office:value="36300" table:style-name="ce13">
            <text:p>36.300</text:p>
          </table:table-cell>
          <table:table-cell office:value-type="float" office:value="144200" table:style-name="ce13">
            <text:p>144.200</text:p>
          </table:table-cell>
          <table:table-cell office:value-type="float" office:value="842810" table:style-name="ce14">
            <text:p>842.810</text:p>
          </table:table-cell>
          <table:table-cell office:value-type="float" office:value="688093" table:style-name="ce14">
            <text:p>688.093</text:p>
          </table:table-cell>
          <table:table-cell office:value-type="percentage" office:value="0.81642718999537267" table:style-name="ce15">
            <text:p>81,6%</text:p>
          </table:table-cell>
          <table:table-cell office:value-type="float" office:value="221557" table:style-name="ce12">
            <text:p>221.557</text:p>
          </table:table-cell>
          <table:table-cell office:value-type="date" office:date-value="2021-02-24T00:00:00" table:style-name="ce8">
            <text:p>24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2635" table:style-name="ce16">
            <text:p>112.635</text:p>
          </table:table-cell>
          <table:table-cell office:value-type="float" office:value="6300" table:style-name="ce17">
            <text:p>6.300</text:p>
          </table:table-cell>
          <table:table-cell office:value-type="float" office:value="22600" table:style-name="ce17">
            <text:p>22.600</text:p>
          </table:table-cell>
          <table:table-cell office:value-type="float" office:value="141535" table:style-name="ce18">
            <text:p>141.535</text:p>
          </table:table-cell>
          <table:table-cell office:value-type="float" office:value="120420" table:style-name="ce18">
            <text:p>120.420</text:p>
          </table:table-cell>
          <table:table-cell office:value-type="percentage" office:value="0.85081428621895649" table:style-name="ce19">
            <text:p>85,1%</text:p>
          </table:table-cell>
          <table:table-cell office:value-type="float" office:value="44734" table:style-name="ce16">
            <text:p>44.734</text:p>
          </table:table-cell>
          <table:table-cell office:value-type="date" office:date-value="2021-02-24T00:00:00" table:style-name="ce9">
            <text:p>24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12055" table:style-name="ce16">
            <text:p>112.055</text:p>
          </table:table-cell>
          <table:table-cell office:value-type="float" office:value="6300" table:style-name="ce17">
            <text:p>6.300</text:p>
          </table:table-cell>
          <table:table-cell office:value-type="float" office:value="17400" table:style-name="ce17">
            <text:p>17.400</text:p>
          </table:table-cell>
          <table:table-cell office:value-type="float" office:value="135755" table:style-name="ce18">
            <text:p>135.755</text:p>
          </table:table-cell>
          <table:table-cell office:value-type="float" office:value="109192" table:style-name="ce18">
            <text:p>109.192</text:p>
          </table:table-cell>
          <table:table-cell office:value-type="percentage" office:value="0.80433133217929353" table:style-name="ce19">
            <text:p>80,4%</text:p>
          </table:table-cell>
          <table:table-cell office:value-type="float" office:value="38716" table:style-name="ce16">
            <text:p>38.716</text:p>
          </table:table-cell>
          <table:table-cell office:value-type="date" office:date-value="2021-02-24T00:00:00" table:style-name="ce9">
            <text:p>24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56520" table:style-name="ce16">
            <text:p>56.520</text:p>
          </table:table-cell>
          <table:table-cell office:value-type="float" office:value="3200" table:style-name="ce17">
            <text:p>3.200</text:p>
          </table:table-cell>
          <table:table-cell office:value-type="float" office:value="19900" table:style-name="ce17">
            <text:p>19.900</text:p>
          </table:table-cell>
          <table:table-cell office:value-type="float" office:value="79620" table:style-name="ce18">
            <text:p>79.620</text:p>
          </table:table-cell>
          <table:table-cell office:value-type="float" office:value="55834" table:style-name="ce18">
            <text:p>55.834</text:p>
          </table:table-cell>
          <table:table-cell office:value-type="percentage" office:value="0.7012559658377292" table:style-name="ce19">
            <text:p>70,1%</text:p>
          </table:table-cell>
          <table:table-cell office:value-type="float" office:value="20975" table:style-name="ce16">
            <text:p>20.975</text:p>
          </table:table-cell>
          <table:table-cell office:value-type="date" office:date-value="2021-02-24T00:00:00" table:style-name="ce9">
            <text:p>24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29840" table:style-name="ce16">
            <text:p>129.840</text:p>
          </table:table-cell>
          <table:table-cell office:value-type="float" office:value="7000" table:style-name="ce17">
            <text:p>7.000</text:p>
          </table:table-cell>
          <table:table-cell office:value-type="float" office:value="37100" table:style-name="ce17">
            <text:p>37.100</text:p>
          </table:table-cell>
          <table:table-cell office:value-type="float" office:value="173940" table:style-name="ce18">
            <text:p>173.940</text:p>
          </table:table-cell>
          <table:table-cell office:value-type="float" office:value="133624" table:style-name="ce18">
            <text:p>133.624</text:p>
          </table:table-cell>
          <table:table-cell office:value-type="percentage" office:value="0.7682189260664597" table:style-name="ce19">
            <text:p>76,8%</text:p>
          </table:table-cell>
          <table:table-cell office:value-type="float" office:value="51123" table:style-name="ce16">
            <text:p>51.123</text:p>
          </table:table-cell>
          <table:table-cell office:value-type="date" office:date-value="2021-02-24T00:00:00" table:style-name="ce9">
            <text:p>24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5725" table:style-name="ce16">
            <text:p>55.725</text:p>
          </table:table-cell>
          <table:table-cell office:value-type="float" office:value="2900" table:style-name="ce17">
            <text:p>2.900</text:p>
          </table:table-cell>
          <table:table-cell office:value-type="float" office:value="9900" table:style-name="ce17">
            <text:p>9.900</text:p>
          </table:table-cell>
          <table:table-cell office:value-type="float" office:value="68525" table:style-name="ce18">
            <text:p>68.525</text:p>
          </table:table-cell>
          <table:table-cell office:value-type="float" office:value="53706" table:style-name="ce18">
            <text:p>53.706</text:p>
          </table:table-cell>
          <table:table-cell office:value-type="percentage" office:value="0.7837431594308647" table:style-name="ce19">
            <text:p>78,4%</text:p>
          </table:table-cell>
          <table:table-cell office:value-type="float" office:value="20018" table:style-name="ce16">
            <text:p>20.018</text:p>
          </table:table-cell>
          <table:table-cell office:value-type="date" office:date-value="2021-02-24T00:00:00" table:style-name="ce9">
            <text:p>24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46585" table:style-name="ce16">
            <text:p>246.585</text:p>
          </table:table-cell>
          <table:table-cell office:value-type="float" office:value="13500" table:style-name="ce17">
            <text:p>13.500</text:p>
          </table:table-cell>
          <table:table-cell office:value-type="float" office:value="40800" table:style-name="ce17">
            <text:p>40.800</text:p>
          </table:table-cell>
          <table:table-cell office:value-type="float" office:value="300885" table:style-name="ce18">
            <text:p>300.885</text:p>
          </table:table-cell>
          <table:table-cell office:value-type="float" office:value="236901" table:style-name="ce18">
            <text:p>236.901</text:p>
          </table:table-cell>
          <table:table-cell office:value-type="percentage" office:value="0.78734732539009922" table:style-name="ce19">
            <text:p>78,7%</text:p>
          </table:table-cell>
          <table:table-cell office:value-type="float" office:value="88071" table:style-name="ce16">
            <text:p>88.071</text:p>
          </table:table-cell>
          <table:table-cell office:value-type="date" office:date-value="2021-02-24T00:00:00" table:style-name="ce9">
            <text:p>24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167175" table:style-name="ce16">
            <text:p>167.175</text:p>
          </table:table-cell>
          <table:table-cell office:value-type="float" office:value="9200" table:style-name="ce17">
            <text:p>9.200</text:p>
          </table:table-cell>
          <table:table-cell office:value-type="float" office:value="34800" table:style-name="ce17">
            <text:p>34.800</text:p>
          </table:table-cell>
          <table:table-cell office:value-type="float" office:value="211175" table:style-name="ce18">
            <text:p>211.175</text:p>
          </table:table-cell>
          <table:table-cell office:value-type="float" office:value="154252" table:style-name="ce18">
            <text:p>154.252</text:p>
          </table:table-cell>
          <table:table-cell office:value-type="percentage" office:value="0.73044631230022494" table:style-name="ce19">
            <text:p>73,0%</text:p>
          </table:table-cell>
          <table:table-cell office:value-type="float" office:value="65766" table:style-name="ce16">
            <text:p>65.766</text:p>
          </table:table-cell>
          <table:table-cell office:value-type="date" office:date-value="2021-02-24T00:00:00" table:style-name="ce9">
            <text:p>24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570410" table:style-name="ce16">
            <text:p>570.410</text:p>
          </table:table-cell>
          <table:table-cell office:value-type="float" office:value="31400" table:style-name="ce17">
            <text:p>31.400</text:p>
          </table:table-cell>
          <table:table-cell office:value-type="float" office:value="132700" table:style-name="ce17">
            <text:p>132.700</text:p>
          </table:table-cell>
          <table:table-cell office:value-type="float" office:value="734510" table:style-name="ce18">
            <text:p>734.510</text:p>
          </table:table-cell>
          <table:table-cell office:value-type="float" office:value="572114" table:style-name="ce18">
            <text:p>572.114</text:p>
          </table:table-cell>
          <table:table-cell office:value-type="percentage" office:value="0.77890566500115721" table:style-name="ce19">
            <text:p>77,9%</text:p>
          </table:table-cell>
          <table:table-cell office:value-type="float" office:value="184380" table:style-name="ce16">
            <text:p>184.380</text:p>
          </table:table-cell>
          <table:table-cell office:value-type="date" office:date-value="2021-02-24T00:00:00" table:style-name="ce9">
            <text:p>24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288010" table:style-name="ce16">
            <text:p>288.010</text:p>
          </table:table-cell>
          <table:table-cell office:value-type="float" office:value="15700" table:style-name="ce17">
            <text:p>15.700</text:p>
          </table:table-cell>
          <table:table-cell office:value-type="float" office:value="86200" table:style-name="ce17">
            <text:p>86.200</text:p>
          </table:table-cell>
          <table:table-cell office:value-type="float" office:value="389910" table:style-name="ce18">
            <text:p>389.910</text:p>
          </table:table-cell>
          <table:table-cell office:value-type="float" office:value="301372" table:style-name="ce18">
            <text:p>301.372</text:p>
          </table:table-cell>
          <table:table-cell office:value-type="percentage" office:value="0.77292708573773439" table:style-name="ce19">
            <text:p>77,3%</text:p>
          </table:table-cell>
          <table:table-cell office:value-type="float" office:value="100793" table:style-name="ce16">
            <text:p>100.793</text:p>
          </table:table-cell>
          <table:table-cell office:value-type="date" office:date-value="2021-02-24T00:00:00" table:style-name="ce9">
            <text:p>24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02455" table:style-name="ce16">
            <text:p>102.455</text:p>
          </table:table-cell>
          <table:table-cell office:value-type="float" office:value="5400" table:style-name="ce17">
            <text:p>5.400</text:p>
          </table:table-cell>
          <table:table-cell office:value-type="float" office:value="18100" table:style-name="ce17">
            <text:p>18.100</text:p>
          </table:table-cell>
          <table:table-cell office:value-type="float" office:value="125955" table:style-name="ce18">
            <text:p>125.955</text:p>
          </table:table-cell>
          <table:table-cell office:value-type="float" office:value="102762" table:style-name="ce18">
            <text:p>102.762</text:p>
          </table:table-cell>
          <table:table-cell office:value-type="percentage" office:value="0.81586280814576639" table:style-name="ce19">
            <text:p>81,6%</text:p>
          </table:table-cell>
          <table:table-cell office:value-type="float" office:value="38511" table:style-name="ce16">
            <text:p>38.511</text:p>
          </table:table-cell>
          <table:table-cell office:value-type="date" office:date-value="2021-02-24T00:00:00" table:style-name="ce9">
            <text:p>24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179125" table:style-name="ce16">
            <text:p>179.125</text:p>
          </table:table-cell>
          <table:table-cell office:value-type="float" office:value="9800" table:style-name="ce17">
            <text:p>9.800</text:p>
          </table:table-cell>
          <table:table-cell office:value-type="float" office:value="46100" table:style-name="ce17">
            <text:p>46.100</text:p>
          </table:table-cell>
          <table:table-cell office:value-type="float" office:value="235025" table:style-name="ce18">
            <text:p>235.025</text:p>
          </table:table-cell>
          <table:table-cell office:value-type="float" office:value="189969" table:style-name="ce18">
            <text:p>189.969</text:p>
          </table:table-cell>
          <table:table-cell office:value-type="percentage" office:value="0.80829273481544517" table:style-name="ce19">
            <text:p>80,8%</text:p>
          </table:table-cell>
          <table:table-cell office:value-type="float" office:value="58354" table:style-name="ce16">
            <text:p>58.354</text:p>
          </table:table-cell>
          <table:table-cell office:value-type="date" office:date-value="2021-02-24T00:00:00" table:style-name="ce9">
            <text:p>24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5" table:style-name="ce16">
            <text:p>28.145</text:p>
          </table:table-cell>
          <table:table-cell office:value-type="float" office:value="1400" table:style-name="ce17">
            <text:p>1.400</text:p>
          </table:table-cell>
          <table:table-cell office:value-type="float" office:value="5400" table:style-name="ce17">
            <text:p>5.400</text:p>
          </table:table-cell>
          <table:table-cell office:value-type="float" office:value="34945" table:style-name="ce18">
            <text:p>34.945</text:p>
          </table:table-cell>
          <table:table-cell office:value-type="float" office:value="25917" table:style-name="ce18">
            <text:p>25.917</text:p>
          </table:table-cell>
          <table:table-cell office:value-type="percentage" office:value="0.74165116611818571" table:style-name="ce19">
            <text:p>74,2%</text:p>
          </table:table-cell>
          <table:table-cell office:value-type="float" office:value="9204" table:style-name="ce16">
            <text:p>9.204</text:p>
          </table:table-cell>
          <table:table-cell office:value-type="date" office:date-value="2021-02-24T00:00:00" table:style-name="ce9">
            <text:p>24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464415" table:style-name="ce16">
            <text:p>464.415</text:p>
          </table:table-cell>
          <table:table-cell office:value-type="float" office:value="25400" table:style-name="ce17">
            <text:p>25.400</text:p>
          </table:table-cell>
          <table:table-cell office:value-type="float" office:value="115600" table:style-name="ce17">
            <text:p>115.600</text:p>
          </table:table-cell>
          <table:table-cell office:value-type="float" office:value="605415" table:style-name="ce18">
            <text:p>605.415</text:p>
          </table:table-cell>
          <table:table-cell office:value-type="float" office:value="392366" table:style-name="ce18">
            <text:p>392.366</text:p>
          </table:table-cell>
          <table:table-cell office:value-type="percentage" office:value="0.64809428243436318" table:style-name="ce19">
            <text:p>64,8%</text:p>
          </table:table-cell>
          <table:table-cell office:value-type="float" office:value="171359" table:style-name="ce16">
            <text:p>171.359</text:p>
          </table:table-cell>
          <table:table-cell office:value-type="date" office:date-value="2021-02-24T00:00:00" table:style-name="ce9">
            <text:p>24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21235" table:style-name="ce16">
            <text:p>121.235</text:p>
          </table:table-cell>
          <table:table-cell office:value-type="float" office:value="6600" table:style-name="ce17">
            <text:p>6.600</text:p>
          </table:table-cell>
          <table:table-cell office:value-type="float" office:value="25700" table:style-name="ce17">
            <text:p>25.700</text:p>
          </table:table-cell>
          <table:table-cell office:value-type="float" office:value="153535" table:style-name="ce18">
            <text:p>153.535</text:p>
          </table:table-cell>
          <table:table-cell office:value-type="float" office:value="113949" table:style-name="ce18">
            <text:p>113.949</text:p>
          </table:table-cell>
          <table:table-cell office:value-type="percentage" office:value="0.74216953789038331" table:style-name="ce19">
            <text:p>74,2%</text:p>
          </table:table-cell>
          <table:table-cell office:value-type="float" office:value="49356" table:style-name="ce16">
            <text:p>49.356</text:p>
          </table:table-cell>
          <table:table-cell office:value-type="date" office:date-value="2021-02-24T00:00:00" table:style-name="ce9">
            <text:p>24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5725" table:style-name="ce16">
            <text:p>55.725</text:p>
          </table:table-cell>
          <table:table-cell office:value-type="float" office:value="2900" table:style-name="ce17">
            <text:p>2.900</text:p>
          </table:table-cell>
          <table:table-cell office:value-type="float" office:value="11200" table:style-name="ce17">
            <text:p>11.200</text:p>
          </table:table-cell>
          <table:table-cell office:value-type="float" office:value="69825" table:style-name="ce18">
            <text:p>69.825</text:p>
          </table:table-cell>
          <table:table-cell office:value-type="float" office:value="55427" table:style-name="ce18">
            <text:p>55.427</text:p>
          </table:table-cell>
          <table:table-cell office:value-type="percentage" office:value="0.79379878267096315" table:style-name="ce19">
            <text:p>79,4%</text:p>
          </table:table-cell>
          <table:table-cell office:value-type="float" office:value="20842" table:style-name="ce16">
            <text:p>20.842</text:p>
          </table:table-cell>
          <table:table-cell office:value-type="date" office:date-value="2021-02-24T00:00:00" table:style-name="ce9">
            <text:p>24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48410" table:style-name="ce16">
            <text:p>148.410</text:p>
          </table:table-cell>
          <table:table-cell office:value-type="float" office:value="7900" table:style-name="ce17">
            <text:p>7.900</text:p>
          </table:table-cell>
          <table:table-cell office:value-type="float" office:value="37900" table:style-name="ce17">
            <text:p>37.900</text:p>
          </table:table-cell>
          <table:table-cell office:value-type="float" office:value="194210" table:style-name="ce18">
            <text:p>194.210</text:p>
          </table:table-cell>
          <table:table-cell office:value-type="float" office:value="119747" table:style-name="ce18">
            <text:p>119.747</text:p>
          </table:table-cell>
          <table:table-cell office:value-type="percentage" office:value="0.61658513979712681" table:style-name="ce19">
            <text:p>61,7%</text:p>
          </table:table-cell>
          <table:table-cell office:value-type="float" office:value="45667" table:style-name="ce16">
            <text:p>45.667</text:p>
          </table:table-cell>
          <table:table-cell office:value-type="date" office:date-value="2021-02-24T00:00:00" table:style-name="ce9">
            <text:p>24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4320" table:style-name="ce16">
            <text:p>4.320</text:p>
          </table:table-cell>
          <table:table-cell office:value-type="float" office:value="400" table:style-name="ce17">
            <text:p>400</text:p>
          </table:table-cell>
          <table:table-cell office:value-type="float" office:value="1500" table:style-name="ce17">
            <text:p>1.500</text:p>
          </table:table-cell>
          <table:table-cell office:value-type="float" office:value="6220" table:style-name="ce18">
            <text:p>6.220</text:p>
          </table:table-cell>
          <table:table-cell office:value-type="float" office:value="5956" table:style-name="ce18">
            <text:p>5.956</text:p>
          </table:table-cell>
          <table:table-cell office:value-type="percentage" office:value="0.95755627009646305" table:style-name="ce19">
            <text:p>95,8%</text:p>
          </table:table-cell>
          <table:table-cell office:value-type="float" office:value="1090" table:style-name="ce16">
            <text:p>1.090</text:p>
          </table:table-cell>
          <table:table-cell office:value-type="date" office:date-value="2021-02-24T00:00:00" table:style-name="ce9">
            <text:p>24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3150" table:style-name="ce16">
            <text:p>3.150</text:p>
          </table:table-cell>
          <table:table-cell office:value-type="float" office:value="400" table:style-name="ce17">
            <text:p>400</text:p>
          </table:table-cell>
          <table:table-cell office:value-type="float" office:value="1500" table:style-name="ce17">
            <text:p>1.500</text:p>
          </table:table-cell>
          <table:table-cell office:value-type="float" office:value="5050" table:style-name="ce18">
            <text:p>5.050</text:p>
          </table:table-cell>
          <table:table-cell office:value-type="float" office:value="4557" table:style-name="ce18">
            <text:p>4.557</text:p>
          </table:table-cell>
          <table:table-cell office:value-type="percentage" office:value="0.9023762376237624" table:style-name="ce19">
            <text:p>90,2%</text:p>
          </table:table-cell>
          <table:table-cell office:value-type="float" office:value="1266" table:style-name="ce16">
            <text:p>1.266</text:p>
          </table:table-cell>
          <table:table-cell office:value-type="date" office:date-value="2021-02-24T00:00:00" table:style-name="ce10">
            <text:p>24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Totales</text:p>
          </table:table-cell>
          <table:table-cell office:value-type="float" office:value="3508245" table:style-name="ce20">
            <text:p>3.508.245</text:p>
          </table:table-cell>
          <table:table-cell office:value-type="float" office:value="192000" table:style-name="ce21">
            <text:p>192.000</text:p>
          </table:table-cell>
          <table:table-cell office:value-type="float" office:value="808600" table:style-name="ce22">
            <text:p>808.600</text:p>
          </table:table-cell>
          <table:table-cell office:value-type="float" office:value="4508845" table:style-name="ce11">
            <text:p>4.508.845</text:p>
          </table:table-cell>
          <table:table-cell office:value-type="float" office:value="3436158" table:style-name="ce11">
            <text:p>3.436.158</text:p>
          </table:table-cell>
          <table:table-cell office:value-type="percentage" office:value="0.76209273106527287" table:style-name="ce23">
            <text:p>76,2%</text:p>
          </table:table-cell>
          <table:table-cell office:value-type="float" office:value="1231782" table:style-name="ce11">
            <text:p>1.231.782</text:p>
          </table:table-cell>
          <table:table-cell table:style-name="ce11"/>
          <table:table-cell table:number-columns-repeated="16375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IV</meta:initial-creator>
    <dc:creator>Ferrer Orduz. Jesús Santiago</dc:creator>
    <meta:creation-date>2021-01-04T11:25:18Z</meta:creation-date>
    <dc:date>2021-02-25T15:20:14Z</dc:date>
  </office:meta>
</office:document-meta>
</file>